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2" svg:font-family="'Times New Roman'"/>
    <style:font-face style:name="Times New Roman1" svg:font-family="'Times New Roman', 'Times Serif',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style>
    <style:style style:name="P2"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tyle-asian="normal" style:font-style-complex="normal"/>
    </style:style>
    <style:style style:name="P3" style:family="paragraph" style:parent-style-name="Standard">
      <style:paragraph-properties fo:line-height="200%" fo:text-align="start" style:justify-single-word="false"/>
      <style:text-properties fo:font-variant="normal" fo:text-transform="none" fo:color="#000000" style:font-name="Times New Roman" fo:letter-spacing="normal" fo:font-style="normal" fo:font-weight="normal"/>
    </style:style>
    <style:style style:name="P4" style:family="paragraph" style:parent-style-name="Standard">
      <style:paragraph-properties fo:line-height="200%" fo:text-align="start" style:justify-single-word="false"/>
      <style:text-properties fo:font-variant="normal" fo:text-transform="none" fo:color="#000000" style:font-name="Times New Roman2" fo:font-size="12pt" fo:letter-spacing="normal" fo:font-style="normal" fo:font-weight="normal" style:font-style-asian="normal" style:font-style-complex="normal"/>
    </style:style>
    <style:style style:name="P5" style:family="paragraph" style:parent-style-name="Standard">
      <style:paragraph-properties fo:line-height="200%"/>
      <style:text-properties fo:color="#000000"/>
    </style:style>
    <style:style style:name="P6" style:family="paragraph" style:parent-style-name="Standard">
      <style:paragraph-properties fo:line-height="200%" fo:text-align="center" style:justify-single-word="false"/>
      <style:text-properties fo:color="#000000" fo:font-weight="bold" style:font-weight-asian="bold" style:font-weight-complex="bold"/>
    </style:style>
    <style:style style:name="P7" style:family="paragraph" style:parent-style-name="Standard">
      <style:paragraph-properties fo:line-height="200%" fo:text-align="start" style:justify-single-word="false"/>
      <style:text-properties fo:color="#000000" fo:font-weight="normal" style:font-weight-asian="normal" style:font-weight-complex="normal"/>
    </style:style>
    <style:style style:name="P8" style:family="paragraph" style:parent-style-name="Standard">
      <style:paragraph-properties fo:line-height="200%" fo:text-align="start" style:justify-single-word="false"/>
      <style:text-properties fo:color="#000000" fo:font-weight="normal"/>
    </style:style>
    <style:style style:name="P9" style:family="paragraph" style:parent-style-name="Standard">
      <style:paragraph-properties fo:line-height="200%" fo:text-align="start" style:justify-single-word="false"/>
      <style:text-properties fo:color="#000000" fo:font-weight="normal" fo:background-color="transparent" style:font-weight-asian="normal" style:font-weight-complex="normal"/>
    </style:style>
    <style:style style:name="P10" style:family="paragraph" style:parent-style-name="Footnote">
      <style:text-properties fo:font-style="italic" style:font-style-asian="italic" style:font-style-complex="italic"/>
    </style:style>
    <style:style style:name="P11" style:family="paragraph" style:parent-style-name="Standard" style:list-style-name="L1">
      <style:paragraph-properties fo:line-height="200%" fo:text-align="start" style:justify-single-word="false"/>
      <style:text-properties fo:font-variant="normal" fo:text-transform="none" fo:color="#000000" style:font-name="Times New Roman" fo:font-size="12pt" fo:letter-spacing="normal" fo:font-style="normal" fo:font-weight="normal"/>
    </style:style>
    <style:style style:name="P12" style:family="paragraph" style:parent-style-name="Standard" style:list-style-name="L2">
      <style:paragraph-properties fo:line-height="200%" fo:text-align="start" style:justify-single-word="false"/>
      <style:text-properties fo:font-variant="normal" fo:text-transform="none" fo:color="#000000" style:font-name="Times New Roman" fo:font-size="12pt" fo:letter-spacing="normal" fo:font-style="normal" fo:font-weight="normal" style:font-style-asian="normal" style:font-style-complex="normal"/>
    </style:style>
    <style:style style:name="T1" style:family="text">
      <style:text-properties fo:font-variant="normal" fo:text-transform="none" style:font-name="Times New Roman1" fo:font-size="12pt" fo:letter-spacing="normal" fo:font-style="normal" style:text-underline-style="none"/>
    </style:style>
    <style:style style:name="T2" style:family="text">
      <style:text-properties fo:font-variant="normal" fo:text-transform="none" style:font-name="Times New Roman1" fo:font-size="12pt" fo:letter-spacing="normal" fo:font-style="normal" style:text-underline-style="none" fo:background-color="transparent" style:font-weight-asian="normal" style:font-weight-complex="normal"/>
    </style:style>
    <style:style style:name="T3" style:family="text">
      <style:text-properties fo:font-variant="normal" fo:text-transform="none" style:font-name="Times New Roman" fo:font-size="12pt" fo:letter-spacing="normal" fo:font-style="normal"/>
    </style:style>
    <style:style style:name="T4" style:family="text">
      <style:text-properties fo:font-variant="normal" fo:text-transform="none" style:font-name="Times New Roman" fo:font-size="12pt" fo:letter-spacing="normal" fo:font-style="normal" style:text-underline-style="none"/>
    </style:style>
    <style:style style:name="T5" style:family="text">
      <style:text-properties fo:font-variant="normal" fo:text-transform="none" style:text-position="super 58%" style:font-name="Times New Roman" fo:font-size="12pt" fo:letter-spacing="normal" fo:font-style="normal"/>
    </style:style>
    <style:style style:name="T6" style:family="text">
      <style:text-properties fo:font-variant="normal" fo:text-transform="none" style:text-line-through-style="none" style:font-name="Times New Roman" fo:font-size="12pt" fo:letter-spacing="normal" fo:font-style="normal" style:text-underline-style="none" style:text-blinking="false"/>
    </style:style>
    <style:style style:name="T7" style:family="text">
      <style:text-properties fo:font-style="italic" style:font-style-asian="italic" style:font-style-complex="italic"/>
    </style:style>
    <style:style style:name="T8" style:family="text">
      <style:text-properties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Times New Roman2" style:font-style-asian="normal" style:font-style-complex="normal"/>
    </style:style>
    <style:style style:name="T11" style:family="text">
      <style:text-properties style:font-name="Times New Roman2" fo:font-size="12pt" style:font-style-asian="normal" style:font-style-complex="normal"/>
    </style:style>
    <style:style style:name="T12" style:family="text">
      <style:text-properties fo:font-size="12pt"/>
    </style:style>
    <style:style style:name="T13" style:family="text">
      <style:text-properties fo:font-size="12pt"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 Bolton – CSF Seminar – final essay</text:p>
      <text:p text:style-name="P6">The Ethical Dilemma of Patenting and Copyrighting in the Digital Age</text:p>
      <text:p text:style-name="P7"><text:tab/>The issue of 'intellectual property' has become a particularly hot topic in the last few decades, apparently stemming from the rapid technological rise of computers and the Internet. We have been recently confronted with a number of important questions: How has technology affected the issue of intellectual property, and how did the issue exist before technology? Are the old, pre-digital philosophies about intellectual property still applicable to digital works? We will find that the ability to copy any digital information without cost greatly affects our concepts about intellectual property and changes the issue in a number of ways. We will also find that the original needs for copyrights and patents are still relevant, but must be modified. Before we begin to explore these questions further, however, we should first explore the origins of copyrights and patents to discover their original social purposes.</text:p>
      <text:p text:style-name="P8"><text:tab/>The basic concepts behind copyrights and patents have changed very little in the last three centuries. <text:span text:style-name="T2">The function of both has been to give a monopoly to the holder; in other words, to provide legal enforcement to prevent anyone else using the work or invention.</text:span> <text:span text:style-name="T3">The origins of US copyright and patent law lie briefly within Article 1, Section 8, Clause 8 of the Constitution</text:span><text:span text:style-name="T3"><text:note text:id="ftn1" text:note-class="footnote"><text:note-citation>1</text:note-citation><text:note-body><text:p text:style-name="Footnote">Transcript of the US Constitution: <text:a xlink:type="simple" xlink:href="http://www.archives.gov/exhibits/charters/constitution_transcript.html">http://www.archives.gov/exhibits/charters/constitution_transcript.html</text:a></text:p></text:note-body></text:note></text:span><text:span text:style-name="T3">. Section 8 describes some of the various powers of congress, one of them being “To promote the Progress of Science and useful Arts, by securing for limited Times to Authors and Inventors the exclusive Right to their respective Writings and Discoveries.” This single clause is our country's origin of both the copyright and the patent, copyrights being those securities provided for authors, and patents being those securities provided for inventors. We can derive a number of fairly clear rules that this clause provides:</text:span></text:p>
      <text:list xml:id="list220118267" text:style-name="L1">
        <text:list-item>
          <text:p text:style-name="P11">The promotion of the “progress of science and useful arts” is the primary purpose here, and that if any proposed congressional regulation does not promote progress, it would not satisfy this clause, and should not be allowed.</text:p>
        </text:list-item>
        <text:list-item>
          <text:p text:style-name="P11"><text:soft-page-break/>There is a direct connection between exclusive right and progress; authors and inventors would not be productive unless they received due credit and financial compensation.</text:p>
        </text:list-item>
        <text:list-item>
          <text:p text:style-name="P11">Exclusive right can only be possessed for limited times, not indefinitely.</text:p>
        </text:list-item>
      </text:list>
      <text:p text:style-name="P1"><text:tab/>The Constitution does not, however, specify exactly what is meant by “exclusive right,” but it is most easily assumed to be those same rights we have over tangible items: ownership and control. The US government's official definition of 'patent' describes it as a 'property right.'<text:note text:id="ftn2" text:note-class="footnote"><text:note-citation>2</text:note-citation><text:note-body><text:p text:style-name="Footnote"><text:a xlink:type="simple" xlink:href="http://www.uspto.gov/web/offices/pac/doc/general/whatis.htm">http://www.uspto.gov/web/offices/pac/doc/general/whatis.htm</text:a></text:p></text:note-body></text:note></text:p>
      <text:p text:style-name="P8"><text:span text:style-name="T3"><text:tab/>The origins of both copyrights and patents go back much further, however, and the histories of both likely had very direct influences on the above clause in the Constitution. The earliest rudimentary form of patents came about in ancient Greece, in the city of Sybaris, known for its luxury and wealth. <text:s/>The ancient writer Athenaeus explains</text:span><text:span text:style-name="T3"><text:note text:id="ftn3" text:note-class="footnote"><text:note-citation>3</text:note-citation><text:note-body><text:p text:style-name="Footnote">Athenaeus: The Deipnosophists, Book 12: <text:a xlink:type="simple" xlink:href="http://www.attalus.org/old/athenaeus12a.html">http://www.attalus.org/old/athenaeus12a.html</text:a></text:p></text:note-body></text:note></text:span><text:span text:style-name="T3"> that cooks were awarded for their innovations in culinary design by being granted a year-long legally enforced monopoly for the dish they invent. <text:s/>“And if any caterer or cook invented any peculiar and excellent dish,” Athenaeus says, “no other artist was allowed to make this for a year; but he alone who invented it was entitled to all the profit to be derived from the manufacture of it for that time; in order that others might be induced to labour at excelling in such pursuits.” We can see here the original societal need for patents, which are much the same as they are now: encouraging the artists and inventors themselves for original works of innovation. The first officially granted patent was to the architect </text:span><text:span text:style-name="T6">Filippo Brunelleschi in 1421, and a limiting of patent monopolies occurred in England with the Statue of Monopolies in 1623. This followed centuries of patent and trade secret abuse by medieval trade guilds and monarchies. Official patent laws later came about to actually try and prevent trade secrets – the government offered an exchange: if a company allows the public to see their invention, the government will provide financial protection for that company.</text:span><text:span text:style-name="T6"><text:note text:id="ftn4" text:note-class="footnote"><text:note-citation>4</text:note-citation><text:note-body><text:p text:style-name="Footnote">A history of patent law: <text:a xlink:type="simple" xlink:href="http://eh.net/encyclopedia/article/khan.patents">http://eh.net/encyclopedia/article/khan.patents</text:a></text:p></text:note-body></text:note></text:span></text:p>
      <text:p text:style-name="P8"><text:span text:style-name="T3"><text:tab/>The origins of copyright have a very similar ethical basis. When the US Constitution was </text:span><text:soft-page-break/><text:span text:style-name="T3">drafted in the late 18</text:span><text:span text:style-name="T5">th</text:span><text:span text:style-name="T3"> century, copyright law had already existed for many decades in Europe, beginning with the Statute of Anne</text:span><text:span text:style-name="T3"><text:note text:id="ftn5" text:note-class="footnote"><text:note-citation>5</text:note-citation><text:note-body><text:p text:style-name="Footnote">Transcript of the Statue of Anne: <text:a xlink:type="simple" xlink:href="http://avalon.law.yale.edu/18th_century/anne_1710.asp">http://avalon.law.yale.edu/18th_century/anne_1710.asp</text:a></text:p></text:note-body></text:note></text:span><text:span text:style-name="T3"> in the United Kingdom in 1710. This statute, as it is stated in the first paragraph, was enacted for the purpose of preventing printers from publishing books “without the consent of the authors or proprietors of such books and writings, to their very great detriment, and too often to the ruin of them and their families: for preventing therefore such practices for the future, and for the encouragement of learned men to compose and write useful books.” As with patents before, the ethical origins of copyrights primarily provide compensation and protection to the authors, and to provide incentive to the society for more innovation. </text:span></text:p>
      <text:p text:style-name="P8"><text:span text:style-name="T3"><text:tab/>There is an added ethical dilemma in the Statute, however, and it concerns the limiting of copyrights – the same issue we found in early patenting. The Statute of Anne came into effect after many years of monopolized printing. The Stationers' Company in England gave lifelong copyrights to its members and guaranteed for themselves absolute control over the industry</text:span><text:span text:style-name="T3"><text:note text:id="ftn6" text:note-class="footnote"><text:note-citation>6</text:note-citation><text:note-body><text:p text:style-name="Footnote">The Stationers' Charter: <text:a xlink:type="simple" xlink:href="http://www.copyrighthistory.org/cgi-bin/kleioc/0010/exec/ausgabe/%22uk_1557%22">http://www.copyrighthistory.org/cgi-bin/kleioc/0010/exec/ausgabe/"uk_1557"</text:a></text:p></text:note-body></text:note></text:span><text:span text:style-name="T3">, which also led to the British monarchy censoring any works they found subversive. The Statue of Anne, by limiting copyright holdings to a maximum of 21 years, broke this monopoly. There thus seems to be a very delicate balance in copyrights or patents and their limits: unlimited copyrights/patents are certainly harmful to society, but the absence of copyrights/patents is also harmful. It is a paradox: in order to promote innovation, we must disadvantage the public by limiting their access to inventions. But in order to give the public free access to inventions, we must stifle innovative progress (by the assumptions of the copyright and patent laws).</text:span></text:p>
      <text:p text:style-name="P9"><text:span text:style-name="T1"><text:tab/>Keeping the origins of copyright and patents in mind, in what categories should we place software, algorithms, music, and so on? First, Richard Stallman says</text:span><text:span text:style-name="T1"><text:note text:id="ftn7" text:note-class="footnote"><text:note-citation>7</text:note-citation><text:note-body><text:p text:style-name="Footnote">Essay by Richard Stallman: <text:a xlink:type="simple" xlink:href="http://www.gnu.org/philosophy/not-ipr.xhtml">http://www.gnu.org/philosophy/not-ipr.xhtml</text:a></text:p></text:note-body></text:note></text:span><text:span text:style-name="T1"> that we should “reject the term [intellectual property] entirely,” that the term's main purpose has been to analogize copyrights and patents with physical property rights, which are actually very different ethical and legal issues.</text:span><text:span text:style-name="T4"> “If you </text:span><text:soft-page-break/><text:span text:style-name="T4">want to think clearly about the issues raised by patents, or copyrights, or trademarks,” Stallman says, </text:span><text:span text:style-name="T4">“the first step is to forget the idea of lumping them together, and treat them as separate topics.” As an aside, while patents and copyrights have their origins and ethical issues much in common, trademarks are different. The purpose of the trademark is to provide a unique, enforced guarantee about the source of some product. This differs from the general purpose of patents and copyrights, both of which have little to do with any guarantees about the origins of a product.</text:span><text:span text:style-name="T1"> The original and current distinction between patents and copyrights is the distinction between art and invention; in other words, between </text:span><text:span text:style-name="T1">utilitarian function and creative expression.</text:span><text:span text:style-name="T1"><text:note text:id="ftn8" text:note-class="footnote"><text:note-citation>8</text:note-citation><text:note-body><text:p text:style-name="Footnote">Official US definitions: <text:a xlink:type="simple" xlink:href="http://www.uspto.gov/web/offices/pac/doc/general/whatis.htm">http://www.uspto.gov/web/offices/pac/doc/general/whatis.htm</text:a></text:p></text:note-body></text:note></text:span><text:span text:style-name="T1"> The pragmatic nature of algorithms means that they should be treated exclusively in terms of patents, rather than copyrights, trademarks, or intellectual property. <text:s/>The software design itself, such as graphical or interface design, should be treated in terms of copyrights, as well as any work of creativity or art. It is helpful to think of copyrights as dealing with the designs of the products themselves, while patents deal with the tools and technologies that allow those products to come into being. </text:span></text:p>
      <text:p text:style-name="P2"><text:tab/>The overall issue of copyrights and patents has never been so much a problem as it has been in the last few decades. What is it about the digital age that makes this such a pressing issue? What has changed? The most obvious factor is the intangible nature of digital data. The cost to manufacture copies of any digital information is practically zero. Unlike physical objects, there is no inherent scarcity with digital objects. Originally, copyrights were monopolies placed on a limited number of items (printed books). Their purpose was not to create scarcity, but to re-distribute market production in such a way that would profit the copyright holder the most. In both cases (for tangible and intangible products), the goal of patenting and copyrighting is to provide compensation to the author or inventor. But the means to this end differs between the physical and digital. In the digital world, compensation is given by creating artificial scarcity. In the physical world, compensation is given by creating artificial specialization. Specialization, in its basic sense, is when an artisan has special skills or tools that give <text:soft-page-break/>him an economic advantage. When a patent or copyright is filed on a physical object Y, saying that only company X can manufacture Y, we are creating an enforced, artificial restriction that would be the same as company X having unique tools or skills to create Y that nobody else has. We are not trying to limit the public's access to Y. Both enforced scarcity and enforced specialization have the same end in author or inventor compensation, but their means to that end are quite different. The issues of enforced monopolies with digital objects is a very different issue, then, and should be treated as a separate matter; however, the creators of digital objects still rely on scarce physical objects to survive, so in order to maintain an economic balance – labor on a digital object must be valued against labor on a physical object – it seems as though we might have to treat digital objects as scarce. </text:p>
      <text:p text:style-name="P1"><text:span text:style-name="T8"><text:tab/>It is unclear what the economic effects of massive profit gained from artificial scarcity are, but I think we can assume it should be avoided wherever possible. The basis of all economic systems is an even trade involving resources and labor; when we are trading something of genuine value, such as eight hours of work, for something of more artificial value, such as a software copy, then it would seem as though we are imposing unnecessary costs on the public, which would seem economically detrimental.</text:span></text:p>
      <text:p text:style-name="P3"><text:span text:style-name="T13"><text:tab/>Compensation to the author, however, is certainly justified. Much of our civilization is founded on what John Locke describes as the labor theory of property: “</text:span><text:span text:style-name="T10">Whatsoever then he removes out of the state that nature hath provided, and left it in, he hath mixed his labour with, and joined to it something that is his own, and thereby makes it his property.”</text:span><text:span text:style-name="T10"><text:note text:id="ftn9" text:note-class="footnote"><text:note-citation>9</text:note-citation><text:note-body><text:p text:style-name="Footnote"><text:span text:style-name="T7">Second Treatise of Civil Government – Chapter 5 – </text:span>John Locke <text:a xlink:type="simple" xlink:href="http://www.constitution.org/jl/2ndtr05.htm">http://www.constitution.org/jl/2ndtr05.htm</text:a></text:p></text:note-body></text:note></text:span><text:span text:style-name="T10"> The labor that we put into something justifies our ownership of it. This is very easily applied to physical objects, where scarcity rules, but John Locke would have hardly imagined the implications in the ownership of objects that cost nothing to replicate. In any case, we need to be sure that the programmers, mathematicians, scientists, and inventors who work very hard to create new innovations are compensated for their work, especially when we consider some of the high costs of innovation (in many cases, it takes millions of dollars to develop a new drug). </text:span></text:p>
      <text:p text:style-name="P3"><text:soft-page-break/><text:span text:style-name="T12"><text:tab/>Without direct financial compensation, patent law takes it as a given that society would be less productive. To prove this assumption wrong, we might conduct a study finding some field that has both a very restricted, pro-copyright/patent branch and a very open, anti-copyright/patent branch, and to compare the productivity and innovation in each. The computer software industry seems to be the most </text:span><text:span text:style-name="T12">obvious choice, its many corporate entities contrasted with the open source efforts of GNU, Linux, and </text:span><text:span text:style-name="T12">so forth. <text:s/>If the results of our study found only a negligible or circumstantial difference in innovation and productivity,</text:span><text:span text:style-name="T13"> patents would be less justified. Inventors would still get compensation: notoriety, good jobs, prizes, and so on, but they wouldn't receive nearly as much direct profit as they would if they had a monopoly on the invention. In this case, the benefit to the entire society from the use of that invention would unquestionably outweigh the increased benefit to one person. However, if innovation and productivity were significantly harmed in the open source branches, then we must consider that </text:span><text:span text:style-name="T13">patents and copyrights may be necessary. </text:span></text:p>
      <text:p text:style-name="P3"><text:span text:style-name="T13"><text:tab/>It has been found</text:span><text:span text:style-name="T11"><text:note text:id="ftn10" text:note-class="footnote"><text:note-citation>10</text:note-citation><text:note-body><text:p text:style-name="P10"><text:span text:style-name="T9">Section 3.2.2 – </text:span>Two Case Studies of Open Source Software Development: Apache and Mozilla - <text:span text:style-name="T9">Audris Mockus, Roy T Fielding, and James T Herbsleb</text:span></text:p></text:note-body></text:note></text:span><text:span text:style-name="T11"> in the case of the Apache server that the “[...]</text:span><text:span text:style-name="T13">the data suggest rates of production that are at least in the same ballpark as commercial developments, especially considering the part-time nature of the undertaking. ”</text:span><text:span text:style-name="T11"> Another recent study</text:span><text:span text:style-name="T11"><text:note text:id="ftn11" text:note-class="footnote"><text:note-citation>11</text:note-citation><text:note-body><text:p text:style-name="Footnote"><text:a xlink:type="simple" xlink:href="http://papers.ssrn.com/sol3/papers.cfm?abstract_id=1411328">http://papers.ssrn.com/sol3/papers.cfm?abstract_id=1411328</text:a><text:a xlink:type="simple" xlink:href="http://papers.ssrn.com/sol3/papers.cfm?abstract_id=1411328#">#</text:a></text:p><text:p text:style-name="Footnote">Another study which confirms that patents do not increase innovation:</text:p><text:p text:style-name="Footnote"><text:s/><text:a xlink:type="simple" xlink:href="http://papers.ssrn.com/sol3/papers.cfm?abstract_id=1103143">http://papers.ssrn.com/sol3/papers.cfm?abstract_id=1103143</text:a></text:p></text:note-body></text:note></text:span><text:span text:style-name="T11">, by observing two different simulated economies – one with enforced patents, one without any patents –, found that patents actually harm innovation. Numerous other studies have found that patents have little conclusive effect on innovation. All this could mean that copyrighting and patents may be less necessary than we assume. </text:span></text:p>
      <text:p text:style-name="P3"><text:span text:style-name="T11"><text:tab/>However, we are not taking into account the cost of innovation. The above study involving the market simulation appears to have no cost penalty to create a new invention. The software field itself has almost zero cost of innovation (besides man hours). On the other hand, it generally takes many millions, even billions, of dollars to create a new drug, and it would be hardly imaginable that any </text:span><text:soft-page-break/><text:span text:style-name="T11">pharmaceutical company would invest in such an enterprise if it wasn't guaranteed compensation, even though the cost to reproduce the drug might be nil. On the other hand, this high cost of innovation may only be unique to certain industries, particularly in the pharmaceutical and biotechnology industries. Perhaps, in those unique cases, we should create unique and separate policies. W</text:span><text:span text:style-name="T13">e also have to consider </text:span><text:span text:style-name="T13">how much the programmers of open source software still depend on closed source software to survive: </text:span><text:span text:style-name="T13">the main development group of the Apache server, called the Apache Group, “consisted entirely of volunteers, each having at least one </text:span><text:span text:style-name="T11">other 'real' job that competed for their time .”</text:span><text:span text:style-name="T11"><text:note text:id="ftn12" text:note-class="footnote"><text:note-citation>12</text:note-citation><text:note-body><text:p text:style-name="P10"><text:span text:style-name="T9">Section 3.1.1 – </text:span>Two Case Studies of Open Source Software Development: Apache and Mozilla - <text:span text:style-name="T9">Audris Mockus, Roy T Fielding, and James T Herbsleb</text:span></text:p></text:note-body></text:note></text:span><text:span text:style-name="T11"> Last, it has been shown that patents actually benefit small business and the public's access to inventions in certain ways.</text:span><text:span text:style-name="T11"><text:note text:id="ftn13" text:note-class="footnote"><text:note-citation>13</text:note-citation><text:note-body><text:p text:style-name="Footnote">Page 9 in particular: http://www.oecd.org/dataoecd/48/12/24508541.pdf</text:p></text:note-body></text:note></text:span><text:span text:style-name="T11"> Certain small businesses depend upon patent portfolios to give themselves an edge against very large corporations. Patents can also actually encourage technology diffusion in some cases, since the </text:span><text:span text:style-name="T11">patent itself is public and the alternative would be that the invention is kept a trade secret. It is very unclear, however, whether the pros of patent enforcement actually, quantifiably outweigh the benefits of not having patents or any legally enforced monopolies.</text:span></text:p>
      <text:p text:style-name="P4"><text:tab/>There seems to be a lot of contradiction in these issues, and drawing conclusions can be difficult. We have seen that compensation is necessary, but we have also seen that it does not have much of an effect on innovation itself. We must therefore make sure there is some compensation provided in proportion to labor, but anything beyond that is unnecessary and perhaps harmful.</text:p>
      <text:p text:style-name="P2"><text:tab/>It is impossible to propose any solutions to all these problems that would be absolutely correct, but we can certainly still try. To start off, we can lay out three of the biggest guidelines that we have been working with all along:</text:p>
      <text:list xml:id="list1270345031" text:style-name="L2">
        <text:list-item>
          <text:p text:style-name="P12">We must give the public the maximum amount of access to inventions, tools, and works of art.</text:p>
        </text:list-item>
        <text:list-item>
          <text:p text:style-name="P12">We must also compensate the inventors, authors, and artists proportional to the amount of labor and resources they put into their work.</text:p>
        </text:list-item>
        <text:list-item>
          <text:p text:style-name="P12"><text:soft-page-break/>We must maximize innovative progress.</text:p>
        </text:list-item>
      </text:list>
      <text:p text:style-name="P2"><text:tab/>One possibility would be to enforce patents and copyrights only commercially. This would be similar to a Creative Commons non-commercial license.<text:note text:id="ftn14" text:note-class="footnote"><text:note-citation>14</text:note-citation><text:note-body><text:p text:style-name="Footnote"><text:a xlink:type="simple" xlink:href="http://creativecommons.org/about/licenses/">http://creativecommons.org/about/licenses/</text:a></text:p></text:note-body></text:note> The license holder would have exclusive rights to profit from the work, but others may use and copy the work freely without any financial gain. If a copied or derivative, non-commercial work became immediately more popular than the original work, however, there wouldn't be any compensation to the author, and this would be a problem.</text:p>
      <text:p text:style-name="P2"><text:tab/>We might also propose a more limited version of the current copyright and patent laws involving flexible, unfixed, and very limited monopolies. Authors and inventors would be allowed full copyrights and patents only to the extent that they compensate for the labor hours and resources required to create the work. When filing a patent, an inventor would first have to present documentation of the costs. Afterwards, the inventor would be required to regularly report the profit gained from the patent, and the patent would end as soon as a certain profit ceiling is reached. This would have a few advantages: it would be equally applicable to physical as well as digital products; it would make certain that compensation was fair and that consumers aren't paying more money (billions of dollars, in many cases) than necessary for artificially scarce products; and it would naturally follow the flow and progress of the industry (in a very rapid, popular industry, patents would last only briefly and quickly go into public domain where many people will need them quickly.) We could also combine this idea (of patent length determined by cost of innovation) with the above idea (commercial-only patents). There are downsides, of course, to this kind of system: it may be more feasible in theory than in practice, as the patent office is infamously slow at adapting to new technology, and will end up granting overly broad and obvious patents when it shouldn't. Also, it may be more difficult than we imagine to determine fair compensation and to determine what profits were actually directly gained from a patent. </text:p>
      <text:p text:style-name="P2"><text:tab/>Our last possibility is to abolish enforced monopolies altogether in the digital world, and to at <text:soft-page-break/>least limit them heavily in the physical world. As we have found above, this may harm small businesses that rely on patent portfolios as an edge against large corporations. It also may harm the public's access to technology in certain ways, as it would encourage companies to put a lot of energy into keeping their inventions and technologies a trade secret (we may have to enforce full disclosure to prevent the above-described medieval market situation, which would then cause these companies to lose their edge in the market, and this may harm the economy in certain ways). Authors and inventors would be forced to find monetary compensation in other ways: businesses would still need to directly pay for specialized software tools that they have a demand for, and they would continue paying for their improvements. Inventors or authors might find compensation in distribution, customer service, advertisement, or even socialist-style taxation as well. Small businesses that might have relied on patent portfolios would now have greatly reduced cost to acquire software and tools, and this may compensate for not having patent portfolios. Software would become more abundant and lower in cost, which would increase profits on products that are not artificially scarce. There are clearly many pros and cons.</text:p>
      <text:p text:style-name="P2"><text:tab/>In any case, the social need for patents and copyrights have existed for many centuries, and the existence of new objects – digital objects – that have no intrinsic scarcity complicates the issue and seems to make copyrights and patents less justified. The compared productivity between patented fields and non-patented fields does not support the claim that patents increase innovation. The enforcing of patents and copyrights seem to have many pros and cons, and it is difficult to determine whether one situation outweighs another. Finally, it seems that the solution should at least be a limiting of copyrights and patents, allowing just enough exclusive right to give financial compensation to the author or inventor, and nothing beyond that. If that still seems to cause the same problems with little added benefit, then the abolishment of patents and copyrights may be the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2" svg:font-family="'Times New Roman'"/>
    <style:font-face style:name="Times New Roman1" svg:font-family="'Times New Roman', 'Times Serif',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rb </meta:initial-creator>
    <meta:creation-date>2010-05-08T11:17:30</meta:creation-date>
    <dc:date>2010-05-24T09:52:01</dc:date>
    <meta:editing-duration>PT14H19M23S</meta:editing-duration>
    <meta:editing-cycles>874</meta:editing-cycles>
    <meta:generator>OpenOffice.org/3.2$Linux OpenOffice.org_project/320m12$Build-9483</meta:generator>
    <meta:document-statistic meta:table-count="0" meta:image-count="0" meta:object-count="0" meta:page-count="9" meta:paragraph-count="43" meta:word-count="3386" meta:character-count="21293"/>
  </office:meta>
</office:document-meta>
</file>